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fo:font-size="11pt" officeooo:rsid="0019580f" officeooo:paragraph-rsid="0018224b" style:font-size-asian="11pt" style:font-size-complex="11pt"/>
    </style:style>
    <style:style style:name="P3" style:family="paragraph" style:parent-style-name="Standard">
      <style:paragraph-properties fo:text-align="start" style:justify-single-word="false"/>
      <style:text-properties fo:font-size="11pt" officeooo:rsid="0019580f" officeooo:paragraph-rsid="0019580f" style:font-size-asian="11pt" style:font-size-complex="11pt"/>
    </style:style>
    <style:style style:name="P4" style:family="paragraph" style:parent-style-name="Standard">
      <style:paragraph-properties fo:text-align="start" style:justify-single-word="false"/>
      <style:text-properties fo:font-size="11pt" officeooo:rsid="001af128" officeooo:paragraph-rsid="001af128" style:font-size-asian="11pt" style:font-size-complex="11pt"/>
    </style:style>
    <style:style style:name="P5" style:family="paragraph" style:parent-style-name="Standard">
      <style:paragraph-properties fo:text-align="start" style:justify-single-word="false"/>
      <style:text-properties fo:font-size="11pt" officeooo:rsid="001af128" officeooo:paragraph-rsid="0021f72b" style:font-size-asian="11pt" style:font-size-complex="11pt"/>
    </style:style>
    <style:style style:name="P6" style:family="paragraph" style:parent-style-name="Standard">
      <style:paragraph-properties fo:line-height="150%" fo:text-align="start" style:justify-single-word="false"/>
      <style:text-properties fo:font-size="11pt" officeooo:rsid="001af128" officeooo:paragraph-rsid="0020162d" style:font-size-asian="11pt" style:font-size-complex="11pt"/>
    </style:style>
    <style:style style:name="P7" style:family="paragraph" style:parent-style-name="Standard">
      <style:paragraph-properties fo:text-align="center" style:justify-single-word="false"/>
      <style:text-properties fo:font-size="11pt" officeooo:rsid="000a2618" officeooo:paragraph-rsid="0009a0a6" style:font-size-asian="11pt" style:font-size-complex="11pt"/>
    </style:style>
    <style:style style:name="P8" style:family="paragraph" style:parent-style-name="Standard">
      <style:paragraph-properties fo:text-align="center" style:justify-single-word="false"/>
      <style:text-properties fo:font-size="11pt" officeooo:rsid="00075b22" officeooo:paragraph-rsid="0008c4f9" style:font-size-asian="11pt" style:font-size-complex="11pt"/>
    </style:style>
    <style:style style:name="P9" style:family="paragraph" style:parent-style-name="Standard">
      <style:paragraph-properties fo:text-align="center" style:justify-single-word="false"/>
      <style:text-properties fo:font-size="11pt" officeooo:rsid="00104f80" officeooo:paragraph-rsid="0008c4f9" style:font-size-asian="11pt" style:font-size-complex="11pt"/>
    </style:style>
    <style:style style:name="P10" style:family="paragraph" style:parent-style-name="Standard">
      <style:paragraph-properties fo:text-align="start" style:justify-single-word="false"/>
      <style:text-properties fo:font-size="11pt" officeooo:paragraph-rsid="0018224b" style:font-size-asian="11pt" style:font-size-complex="11pt"/>
    </style:style>
    <style:style style:name="P11" style:family="paragraph" style:parent-style-name="Standard">
      <style:paragraph-properties fo:line-height="150%" fo:text-align="start" style:justify-single-word="false"/>
      <style:text-properties fo:font-size="11pt" fo:font-weight="bold" officeooo:rsid="001af128" officeooo:paragraph-rsid="002a03ea" style:font-size-asian="11pt" style:font-weight-asian="bold" style:font-size-complex="11pt" style:font-weight-complex="bold"/>
    </style:style>
    <style:style style:name="P12" style:family="paragraph" style:parent-style-name="Standard">
      <style:paragraph-properties fo:line-height="150%" fo:text-align="start" style:justify-single-word="false"/>
      <style:text-properties fo:font-size="11pt" fo:font-weight="bold" officeooo:rsid="001af128" officeooo:paragraph-rsid="002f1a45" style:font-size-asian="11pt" style:font-weight-asian="bold" style:font-size-complex="11pt" style:font-weight-complex="bold"/>
    </style:style>
    <style:style style:name="P13" style:family="paragraph" style:parent-style-name="Standard">
      <style:paragraph-properties fo:line-height="150%" fo:text-align="start" style:justify-single-word="false"/>
      <style:text-properties fo:font-size="11pt" fo:font-weight="bold" officeooo:rsid="001af128" officeooo:paragraph-rsid="003b0c8f" style:font-size-asian="11pt" style:font-weight-asian="bold" style:font-size-complex="11pt" style:font-weight-complex="bold"/>
    </style:style>
    <style:style style:name="P14" style:family="paragraph" style:parent-style-name="Standard">
      <style:paragraph-properties fo:line-height="150%" fo:text-align="start" style:justify-single-word="false"/>
      <style:text-properties fo:font-size="11pt" fo:font-weight="bold" officeooo:rsid="001af128" officeooo:paragraph-rsid="0047df7b" style:font-size-asian="11pt" style:font-weight-asian="bold" style:font-size-complex="11pt" style:font-weight-complex="bold"/>
    </style:style>
    <style:style style:name="P15" style:family="paragraph" style:parent-style-name="Standard">
      <style:paragraph-properties fo:line-height="150%" fo:text-align="start" style:justify-single-word="false"/>
      <style:text-properties fo:font-size="11pt" fo:font-weight="bold" officeooo:rsid="001af128" officeooo:paragraph-rsid="006c5b36"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3pt" officeooo:rsid="001af128" officeooo:paragraph-rsid="0020162d" style:font-size-asian="13pt" style:font-size-complex="13pt"/>
    </style:style>
    <style:style style:name="P17" style:family="paragraph" style:parent-style-name="Standard">
      <style:paragraph-properties fo:text-align="center" style:justify-single-word="false"/>
      <style:text-properties fo:font-size="13pt" fo:font-weight="bold" officeooo:rsid="0008c4f9" officeooo:paragraph-rsid="0008c4f9" style:font-size-asian="13pt" style:font-weight-asian="bold" style:font-size-complex="13pt" style:font-weight-complex="bold"/>
    </style:style>
    <style:style style:name="P18" style:family="paragraph" style:parent-style-name="Standard">
      <style:paragraph-properties fo:text-align="center" style:justify-single-word="false"/>
      <style:text-properties fo:font-size="13pt" fo:font-weight="bold" officeooo:rsid="00075b22" officeooo:paragraph-rsid="0008c4f9"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bold" officeooo:paragraph-rsid="0009a0a6"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4pt" officeooo:rsid="0016ef76" officeooo:paragraph-rsid="0016ef76" style:font-size-asian="14pt" style:font-size-complex="14pt"/>
    </style:style>
    <style:style style:name="P21" style:family="paragraph" style:parent-style-name="Standard">
      <style:paragraph-properties fo:text-align="center" style:justify-single-word="false"/>
      <style:text-properties fo:font-size="12pt" officeooo:rsid="0008c4f9" officeooo:paragraph-rsid="0008c4f9" style:font-size-asian="10.5pt" style:font-size-complex="12pt"/>
    </style:style>
    <style:style style:name="P22" style:family="paragraph" style:parent-style-name="Standard">
      <style:paragraph-properties fo:text-align="start" style:justify-single-word="false"/>
      <style:text-properties fo:font-size="12pt" officeooo:rsid="00075b22" officeooo:paragraph-rsid="0016ef76" style:font-size-asian="10.5pt" style:font-size-complex="12pt"/>
    </style:style>
    <style:style style:name="P23" style:family="paragraph" style:parent-style-name="Standard">
      <style:paragraph-properties fo:text-align="center" style:justify-single-word="false"/>
      <style:text-properties fo:font-size="12pt" officeooo:paragraph-rsid="0009a0a6" style:font-size-asian="12pt" style:font-size-complex="12pt"/>
    </style:style>
    <style:style style:name="P24" style:family="paragraph" style:parent-style-name="Standard">
      <style:paragraph-properties fo:text-align="center" style:justify-single-word="false"/>
      <style:text-properties fo:font-size="12pt" officeooo:rsid="0009a0a6" officeooo:paragraph-rsid="0009a0a6" style:font-size-asian="12pt" style:font-size-complex="12pt"/>
    </style:style>
    <style:style style:name="P25" style:family="paragraph" style:parent-style-name="Standard">
      <style:paragraph-properties fo:text-align="center" style:justify-single-word="false"/>
      <style:text-properties fo:font-size="12pt" officeooo:rsid="000aec35" officeooo:paragraph-rsid="000aec35" style:font-size-asian="12pt" style:font-size-complex="12pt"/>
    </style:style>
    <style:style style:name="P26" style:family="paragraph" style:parent-style-name="Standard">
      <style:paragraph-properties fo:text-align="center" style:justify-single-word="false" fo:break-before="page"/>
      <style:text-properties fo:font-size="13pt" officeooo:rsid="001af128" officeooo:paragraph-rsid="0020162d" style:font-size-asian="13pt" style:font-size-complex="13pt"/>
    </style:style>
    <style:style style:name="P27" style:family="paragraph" style:parent-style-name="Standard">
      <style:paragraph-properties fo:line-height="150%" fo:text-align="center" style:justify-single-word="false" fo:break-before="page"/>
      <style:text-properties fo:font-size="13pt" officeooo:rsid="001af128" officeooo:paragraph-rsid="00292101" style:font-size-asian="13pt" style:font-size-complex="13pt"/>
    </style:style>
    <style:style style:name="T1" style:family="text">
      <style:text-properties officeooo:rsid="0009a0a6"/>
    </style:style>
    <style:style style:name="T2" style:family="text">
      <style:text-properties officeooo:rsid="0009e739"/>
    </style:style>
    <style:style style:name="T3" style:family="text">
      <style:text-properties officeooo:rsid="000a2618"/>
    </style:style>
    <style:style style:name="T4" style:family="text">
      <style:text-properties officeooo:rsid="0018224b"/>
    </style:style>
    <style:style style:name="T5" style:family="text">
      <style:text-properties officeooo:rsid="0019580f"/>
    </style:style>
    <style:style style:name="T6" style:family="text">
      <style:text-properties officeooo:rsid="001fdfe0"/>
    </style:style>
    <style:style style:name="T7" style:family="text">
      <style:text-properties officeooo:rsid="0020162d"/>
    </style:style>
    <style:style style:name="T8" style:family="text">
      <style:text-properties officeooo:rsid="002140e4"/>
    </style:style>
    <style:style style:name="T9" style:family="text">
      <style:text-properties officeooo:rsid="0021d3a7"/>
    </style:style>
    <style:style style:name="T10" style:family="text">
      <style:text-properties officeooo:rsid="0021f72b"/>
    </style:style>
    <style:style style:name="T11" style:family="text">
      <style:text-properties style:text-underline-style="solid" style:text-underline-width="auto" style:text-underline-color="font-color" officeooo:rsid="0020162d"/>
    </style:style>
    <style:style style:name="T12" style:family="text">
      <style:text-properties style:text-underline-style="solid" style:text-underline-width="auto" style:text-underline-color="font-color" officeooo:rsid="00292101"/>
    </style:style>
    <style:style style:name="T13" style:family="text">
      <style:text-properties style:text-underline-style="solid" style:text-underline-width="auto" style:text-underline-color="font-color" officeooo:rsid="0075fd1f"/>
    </style:style>
    <style:style style:name="T14" style:family="text">
      <style:text-properties fo:font-weight="normal" officeooo:rsid="002a03ea" style:font-weight-asian="normal" style:font-weight-complex="normal"/>
    </style:style>
    <style:style style:name="T15" style:family="text">
      <style:text-properties fo:font-weight="normal" officeooo:rsid="002a2dc2" style:font-weight-asian="normal" style:font-weight-complex="normal"/>
    </style:style>
    <style:style style:name="T16" style:family="text">
      <style:text-properties fo:font-weight="normal" officeooo:rsid="002f1a45" style:font-weight-asian="normal" style:font-weight-complex="normal"/>
    </style:style>
    <style:style style:name="T17" style:family="text">
      <style:text-properties fo:font-weight="normal" officeooo:rsid="002f8945" style:font-weight-asian="normal" style:font-weight-complex="normal"/>
    </style:style>
    <style:style style:name="T18" style:family="text">
      <style:text-properties fo:font-weight="normal" officeooo:rsid="003044c0" style:font-weight-asian="normal" style:font-weight-complex="normal"/>
    </style:style>
    <style:style style:name="T19" style:family="text">
      <style:text-properties fo:font-weight="normal" officeooo:rsid="00306846" style:font-weight-asian="normal" style:font-weight-complex="normal"/>
    </style:style>
    <style:style style:name="T20" style:family="text">
      <style:text-properties fo:font-weight="normal" officeooo:rsid="0031b480" style:font-weight-asian="normal" style:font-weight-complex="normal"/>
    </style:style>
    <style:style style:name="T21" style:family="text">
      <style:text-properties fo:font-weight="normal" officeooo:rsid="0034b714" style:font-weight-asian="normal" style:font-weight-complex="normal"/>
    </style:style>
    <style:style style:name="T22" style:family="text">
      <style:text-properties fo:font-weight="normal" officeooo:rsid="00392917" style:font-weight-asian="normal" style:font-weight-complex="normal"/>
    </style:style>
    <style:style style:name="T23" style:family="text">
      <style:text-properties fo:font-weight="normal" officeooo:rsid="003cc468" style:font-weight-asian="normal" style:font-weight-complex="normal"/>
    </style:style>
    <style:style style:name="T24" style:family="text">
      <style:text-properties fo:font-weight="normal" officeooo:rsid="003d4905" style:font-weight-asian="normal" style:font-weight-complex="normal"/>
    </style:style>
    <style:style style:name="T25" style:family="text">
      <style:text-properties fo:font-weight="normal" officeooo:rsid="003d579f" style:font-weight-asian="normal" style:font-weight-complex="normal"/>
    </style:style>
    <style:style style:name="T26" style:family="text">
      <style:text-properties fo:font-weight="normal" officeooo:rsid="003eedfe" style:font-weight-asian="normal" style:font-weight-complex="normal"/>
    </style:style>
    <style:style style:name="T27" style:family="text">
      <style:text-properties fo:font-weight="normal" officeooo:rsid="0040c2d0" style:font-weight-asian="normal" style:font-weight-complex="normal"/>
    </style:style>
    <style:style style:name="T28" style:family="text">
      <style:text-properties fo:font-weight="normal" officeooo:rsid="00416c71" style:font-weight-asian="normal" style:font-weight-complex="normal"/>
    </style:style>
    <style:style style:name="T29" style:family="text">
      <style:text-properties fo:font-weight="normal" officeooo:rsid="00420d56" style:font-weight-asian="normal" style:font-weight-complex="normal"/>
    </style:style>
    <style:style style:name="T30" style:family="text">
      <style:text-properties fo:font-weight="normal" officeooo:rsid="00426273" style:font-weight-asian="normal" style:font-weight-complex="normal"/>
    </style:style>
    <style:style style:name="T31" style:family="text">
      <style:text-properties fo:font-weight="normal" officeooo:rsid="0043017b" style:font-weight-asian="normal" style:font-weight-complex="normal"/>
    </style:style>
    <style:style style:name="T32" style:family="text">
      <style:text-properties fo:font-weight="normal" officeooo:rsid="00435a2f" style:font-weight-asian="normal" style:font-weight-complex="normal"/>
    </style:style>
    <style:style style:name="T33" style:family="text">
      <style:text-properties fo:font-weight="normal" officeooo:rsid="0043911c" style:font-weight-asian="normal" style:font-weight-complex="normal"/>
    </style:style>
    <style:style style:name="T34" style:family="text">
      <style:text-properties fo:font-weight="normal" officeooo:rsid="00442a48" style:font-weight-asian="normal" style:font-weight-complex="normal"/>
    </style:style>
    <style:style style:name="T35" style:family="text">
      <style:text-properties fo:font-weight="normal" officeooo:rsid="0044590b" style:font-weight-asian="normal" style:font-weight-complex="normal"/>
    </style:style>
    <style:style style:name="T36" style:family="text">
      <style:text-properties fo:font-weight="normal" officeooo:rsid="0044e63d" style:font-weight-asian="normal" style:font-weight-complex="normal"/>
    </style:style>
    <style:style style:name="T37" style:family="text">
      <style:text-properties fo:font-weight="normal" officeooo:rsid="004577e7" style:font-weight-asian="normal" style:font-weight-complex="normal"/>
    </style:style>
    <style:style style:name="T38" style:family="text">
      <style:text-properties fo:font-weight="normal" officeooo:rsid="00459b8c" style:font-weight-asian="normal" style:font-weight-complex="normal"/>
    </style:style>
    <style:style style:name="T39" style:family="text">
      <style:text-properties fo:font-weight="normal" officeooo:rsid="0046eeef" style:font-weight-asian="normal" style:font-weight-complex="normal"/>
    </style:style>
    <style:style style:name="T40" style:family="text">
      <style:text-properties fo:font-weight="normal" officeooo:rsid="0047df7b" style:font-weight-asian="normal" style:font-weight-complex="normal"/>
    </style:style>
    <style:style style:name="T41" style:family="text">
      <style:text-properties fo:font-weight="normal" officeooo:rsid="00497d61" style:font-weight-asian="normal" style:font-weight-complex="normal"/>
    </style:style>
    <style:style style:name="T42" style:family="text">
      <style:text-properties fo:font-weight="normal" officeooo:rsid="004a1fdb" style:font-weight-asian="normal" style:font-weight-complex="normal"/>
    </style:style>
    <style:style style:name="T43" style:family="text">
      <style:text-properties fo:font-weight="normal" officeooo:rsid="004abc47" style:font-weight-asian="normal" style:font-weight-complex="normal"/>
    </style:style>
    <style:style style:name="T44" style:family="text">
      <style:text-properties fo:font-weight="normal" officeooo:rsid="004b0a19" style:font-weight-asian="normal" style:font-weight-complex="normal"/>
    </style:style>
    <style:style style:name="T45" style:family="text">
      <style:text-properties fo:font-weight="normal" officeooo:rsid="004c041b" style:font-weight-asian="normal" style:font-weight-complex="normal"/>
    </style:style>
    <style:style style:name="T46" style:family="text">
      <style:text-properties fo:font-weight="normal" officeooo:rsid="004d567a" style:font-weight-asian="normal" style:font-weight-complex="normal"/>
    </style:style>
    <style:style style:name="T47" style:family="text">
      <style:text-properties fo:font-weight="normal" officeooo:rsid="00515889" style:font-weight-asian="normal" style:font-weight-complex="normal"/>
    </style:style>
    <style:style style:name="T48" style:family="text">
      <style:text-properties fo:font-weight="normal" officeooo:rsid="0052bd8f" style:font-weight-asian="normal" style:font-weight-complex="normal"/>
    </style:style>
    <style:style style:name="T49" style:family="text">
      <style:text-properties fo:font-weight="normal" officeooo:rsid="005675de" style:font-weight-asian="normal" style:font-weight-complex="normal"/>
    </style:style>
    <style:style style:name="T50" style:family="text">
      <style:text-properties fo:font-weight="normal" officeooo:rsid="00595aa9" style:font-weight-asian="normal" style:font-weight-complex="normal"/>
    </style:style>
    <style:style style:name="T51" style:family="text">
      <style:text-properties fo:font-weight="normal" officeooo:rsid="0059b117" style:font-weight-asian="normal" style:font-weight-complex="normal"/>
    </style:style>
    <style:style style:name="T52" style:family="text">
      <style:text-properties fo:font-weight="normal" officeooo:rsid="005b4cd2" style:font-weight-asian="normal" style:font-weight-complex="normal"/>
    </style:style>
    <style:style style:name="T53" style:family="text">
      <style:text-properties fo:font-weight="normal" officeooo:rsid="005c9a33" style:font-weight-asian="normal" style:font-weight-complex="normal"/>
    </style:style>
    <style:style style:name="T54" style:family="text">
      <style:text-properties fo:font-weight="normal" officeooo:rsid="005d5631" style:font-weight-asian="normal" style:font-weight-complex="normal"/>
    </style:style>
    <style:style style:name="T55" style:family="text">
      <style:text-properties fo:font-weight="normal" officeooo:rsid="005f4d29" style:font-weight-asian="normal" style:font-weight-complex="normal"/>
    </style:style>
    <style:style style:name="T56" style:family="text">
      <style:text-properties fo:font-weight="normal" officeooo:rsid="006132f4" style:font-weight-asian="normal" style:font-weight-complex="normal"/>
    </style:style>
    <style:style style:name="T57" style:family="text">
      <style:text-properties fo:font-weight="normal" officeooo:rsid="00624470" style:font-weight-asian="normal" style:font-weight-complex="normal"/>
    </style:style>
    <style:style style:name="T58" style:family="text">
      <style:text-properties fo:font-weight="normal" officeooo:rsid="0063ac83" style:font-weight-asian="normal" style:font-weight-complex="normal"/>
    </style:style>
    <style:style style:name="T59" style:family="text">
      <style:text-properties fo:font-weight="normal" officeooo:rsid="0064aaa1" style:font-weight-asian="normal" style:font-weight-complex="normal"/>
    </style:style>
    <style:style style:name="T60" style:family="text">
      <style:text-properties fo:font-weight="normal" officeooo:rsid="0066e476" style:font-weight-asian="normal" style:font-weight-complex="normal"/>
    </style:style>
    <style:style style:name="T61" style:family="text">
      <style:text-properties fo:font-weight="normal" officeooo:rsid="0068cde2" style:font-weight-asian="normal" style:font-weight-complex="normal"/>
    </style:style>
    <style:style style:name="T62" style:family="text">
      <style:text-properties fo:font-weight="normal" officeooo:rsid="006a4c8a" style:font-weight-asian="normal" style:font-weight-complex="normal"/>
    </style:style>
    <style:style style:name="T63" style:family="text">
      <style:text-properties fo:font-weight="normal" officeooo:rsid="006acaa3" style:font-weight-asian="normal" style:font-weight-complex="normal"/>
    </style:style>
    <style:style style:name="T64" style:family="text">
      <style:text-properties fo:font-weight="normal" officeooo:rsid="006c5b36" style:font-weight-asian="normal" style:font-weight-complex="normal"/>
    </style:style>
    <style:style style:name="T65" style:family="text">
      <style:text-properties fo:font-weight="normal" officeooo:rsid="006d362e" style:font-weight-asian="normal" style:font-weight-complex="normal"/>
    </style:style>
    <style:style style:name="T66" style:family="text">
      <style:text-properties fo:font-weight="normal" officeooo:rsid="006f6ede" style:font-weight-asian="normal" style:font-weight-complex="normal"/>
    </style:style>
    <style:style style:name="T67" style:family="text">
      <style:text-properties fo:font-weight="normal" officeooo:rsid="006fe8c3" style:font-weight-asian="normal" style:font-weight-complex="normal"/>
    </style:style>
    <style:style style:name="T68" style:family="text">
      <style:text-properties fo:font-weight="normal" officeooo:rsid="0070defe" style:font-weight-asian="normal" style:font-weight-complex="normal"/>
    </style:style>
    <style:style style:name="T69" style:family="text">
      <style:text-properties fo:font-weight="normal" officeooo:rsid="00743139" style:font-weight-asian="normal" style:font-weight-complex="normal"/>
    </style:style>
    <style:style style:name="T70" style:family="text">
      <style:text-properties fo:font-weight="normal" officeooo:rsid="0074e04e" style:font-weight-asian="normal" style:font-weight-complex="normal"/>
    </style:style>
    <style:style style:name="T71" style:family="text">
      <style:text-properties officeooo:rsid="0027bc81"/>
    </style:style>
    <style:style style:name="T72" style:family="text">
      <style:text-properties officeooo:rsid="0028b524"/>
    </style:style>
    <style:style style:name="T73" style:family="text">
      <style:text-properties officeooo:rsid="00292101"/>
    </style:style>
    <style:style style:name="T74" style:family="text">
      <style:text-properties officeooo:rsid="002a03ea"/>
    </style:style>
    <style:style style:name="T75" style:family="text">
      <style:text-properties officeooo:rsid="002d7ae9"/>
    </style:style>
    <style:style style:name="T76" style:family="text">
      <style:text-properties officeooo:rsid="002f1a45"/>
    </style:style>
    <style:style style:name="T77" style:family="text">
      <style:text-properties officeooo:rsid="003b0c8f"/>
    </style:style>
    <style:style style:name="T78" style:family="text">
      <style:text-properties officeooo:rsid="0053eb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rwan Palanque</text:p>
      <text:p text:style-name="P21">0837003</text:p>
      <text:p text:style-name="P8"/>
      <text:p text:style-name="P8"/>
      <text:p text:style-name="P8"/>
      <text:p text:style-name="P8"/>
      <text:p text:style-name="P8"/>
      <text:p text:style-name="P8"/>
      <text:p text:style-name="P9"/>
      <text:p text:style-name="P9"/>
      <text:p text:style-name="P9"/>
      <text:p text:style-name="P9"/>
      <text:p text:style-name="P8"/>
      <text:p text:style-name="P8"/>
      <text:p text:style-name="P8"/>
      <text:p text:style-name="P8"/>
      <text:p text:style-name="P18">Projet Synthèse</text:p>
      <text:p text:style-name="P23"><text:span text:style-name="T1">420-B65-</text:span><text:span text:style-name="T2">I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Présenté à</text:p>
      <text:p text:style-name="P19"><text:span text:style-name="T3">Jean-Christophe Demer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Vendredi 8 mars 2013</text:p>
      <text:p text:style-name="P25">Cégep du Vieux-Montréal</text:p>
      <text:p text:style-name="P20"><text:soft-page-break/>Contenue du document </text:p>
      <text:p text:style-name="P22"/>
      <text:p text:style-name="P10"><text:span text:style-name="T4"><text:tab/>Présentation général du projet................................................................................................................</text:span><text:span text:style-name="T5">1</text:span></text:p>
      <text:p text:style-name="P2"/>
      <text:p text:style-name="P10"><text:span text:style-name="T5"><text:tab/></text:span><text:span text:style-name="T6">Présentation spécifique du projet...........................................................................................................2</text:span></text:p>
      <text:p text:style-name="P2"/>
      <text:p text:style-name="P3"><text:tab/>Diagramme UML...................................................................................................................................<text:span text:style-name="T6">3</text:span></text:p>
      <text:p text:style-name="P3"/>
      <text:p text:style-name="P4"><text:tab/>Conception des interfaces usagers..........................................................................................................<text:span text:style-name="T6">4</text:span></text:p>
      <text:p text:style-name="P4"><text:span text:style-name="T6"/></text:p>
      <text:p text:style-name="P26"><text:span text:style-name="T11">Présentation générale du projet</text:span></text:p>
      <text:p text:style-name="P16"><text:span text:style-name="T11"/></text:p>
      <text:p text:style-name="P5"><text:span text:style-name="T10"/></text:p>
      <text:p text:style-name="P6"><text:span text:style-name="T7"><text:tab/></text:span><text:span text:style-name="T8">Ce projet </text:span><text:span text:style-name="T78">synthèse</text:span><text:span text:style-name="T8"> sera un jeu de type </text:span><text:span text:style-name="T78">plate-forme.</text:span><text:span text:style-name="T8"> Le joueur </text:span><text:span text:style-name="T78">contrôlera</text:span><text:span text:style-name="T8"> un personnage animé et devra résoudre des énigmes pour finir l'histoire</text:span><text:span text:style-name="T9">. La particularité du jeu </text:span><text:span text:style-name="T71">sera</text:span><text:span text:style-name="T9"> que le joueur aura le moyen de faire un retour dans le temps, et influencer ainsi ses actions futures et passées ainsi que celles de ses ennemis. Il devra aussi se servir du retour dans le temps afin de résoudre des </text:span><text:span text:style-name="T78">énigmes</text:span><text:span text:style-name="T9"> </text:span><text:span text:style-name="T72">de plus en</text:span><text:span text:style-name="T9"> plus complexes.</text:span></text:p>
      <text:p text:style-name="P6"><text:span text:style-name="T9"/></text:p>
      <text:p text:style-name="P27"><text:span text:style-name="T12">Description précise du proje</text:span><text:span text:style-name="T13">t</text:span></text:p>
      <text:p text:style-name="P11"><text:span text:style-name="T74">Spécifications </text:span><text:span text:style-name="T75">techniques</text:span><text:span text:style-name="T74">:</text:span></text:p>
      <text:p text:style-name="P11"><text:span text:style-name="T14"><text:tab/>- </text:span><text:span text:style-name="T48">Langages</text:span><text:span text:style-name="T14"> : Python, PyGame</text:span></text:p>
      <text:p text:style-name="P11"><text:span text:style-name="T15"/></text:p>
      <text:p text:style-name="P12"><text:span text:style-name="T76">Histoire :</text:span></text:p>
      <text:p text:style-name="P12"><text:span text:style-name="T16"><text:tab/>Le personnage principal se nomme Fred. Fred est emprisonné dans un </text:span><text:span text:style-name="T46">bâtiment</text:span><text:span text:style-name="T16"> spatiale de haute sécurité dont aucun prisonni</text:span><text:span text:style-name="T18">er</text:span><text:span text:style-name="T16"> ne s'est jamais </text:span><text:span text:style-name="T46">échappé.</text:span><text:span text:style-name="T16"> </text:span><text:span text:style-name="T28">Les seuls </text:span><text:span text:style-name="T46">êtres</text:span><text:span text:style-name="T28"> biologique du </text:span><text:span text:style-name="T46">bâtiments</text:span><text:span text:style-name="T28"> sont les prisonniers.</text:span><text:span text:style-name="T16"> </text:span><text:span text:style-name="T25">La prison est gardée par </text:span><text:span text:style-name="T26">des</text:span><text:span text:style-name="T25"> robots, des drones, </text:span><text:span text:style-name="T27">qui alerteront d'autres escouades de robots s'ils découvrent un prisonnier hors de sa cellule. </text:span><text:span text:style-name="T33">Elle</text:span><text:span text:style-name="T27"> est aussi gardé par des caméras de sécurité, de</text:span><text:span text:style-name="T28">s lasers, et autres zones de </text:span><text:span text:style-name="T46">détection</text:span><text:span text:style-name="T28"> </text:span><text:span text:style-name="T29">en tout genre. </text:span><text:span text:style-name="T34">Un champ de force </text:span><text:span text:style-name="T35">spatial fait en sorte d'attirer tout vaisseau se trouvant a proximité de la station s'il est activé.</text:span><text:span text:style-name="T16"> </text:span><text:span text:style-name="T30">Fred</text:span><text:span text:style-name="T16"> va tenté de s'enfuir, </text:span><text:span text:style-name="T22">mais avec</text:span><text:span text:style-name="T16"> un avantage </text:span><text:span text:style-name="T31">sur tout ses </text:span><text:span text:style-name="T46">prédécesseurs</text:span><text:span text:style-name="T31"> </text:span><text:span text:style-name="T16">: il peut </text:span><text:span text:style-name="T46">contrôler</text:span><text:span text:style-name="T16"> le temps sur une courte période. </text:span><text:span text:style-name="T17">Il va donc essayer de déjouer les </text:span><text:span text:style-name="T47">pièges</text:span><text:span text:style-name="T17"> installés dans l</text:span><text:span text:style-name="T19">a prison </text:span><text:span text:style-name="T32">et le </text:span><text:span text:style-name="T46">système</text:span><text:span text:style-name="T32"> informatique</text:span><text:span text:style-name="T17"> </text:span><text:span text:style-name="T18">pour </text:span><text:span text:style-name="T17">atteindre le spatioport et voler un vaisseau </text:span><text:span text:style-name="T20">spatial</text:span><text:span text:style-name="T17"> </text:span><text:span text:style-name="T18">afin de</text:span><text:span text:style-name="T17"> s'enfuir !</text:span></text:p>
      <text:p text:style-name="P12"><text:span text:style-name="T21"/></text:p>
      <text:p text:style-name="P13"><text:span text:style-name="T77">Spécifications du jeu :</text:span></text:p>
      <text:p text:style-name="P13"><text:span text:style-name="T23">Il y aura 3 grandes étapes </text:span><text:span text:style-name="T24">a traverser</text:span><text:span text:style-name="T23">:</text:span></text:p>
      <text:p text:style-name="P13"><text:span text:style-name="T23">- </text:span><text:span text:style-name="T25">La </text:span><text:span text:style-name="T45">première</text:span><text:span text:style-name="T25"> sera de </text:span><text:span text:style-name="T36">trouver un moyen de sortir de sa cellule et de</text:span><text:span text:style-name="T25"> tr</text:span><text:span text:style-name="T36">ouver un plan de la station, afin de se repérer plus facilement dans ce </text:span><text:span text:style-name="T44">bâtiment</text:span><text:span text:style-name="T36"> gigantesque, car lorsque le </text:span><text:span text:style-name="T44">système</text:span><text:span text:style-name="T36"> de </text:span><text:span text:style-name="T44">sécurité</text:span><text:span text:style-name="T36"> découvrira que Fred s'est </text:span><text:span text:style-name="T44">échappé</text:span><text:span text:style-name="T36">, il activera ses défenses, et un compte a rebours sera enclenché. A la fin du temps impartie, </text:span><text:span text:style-name="T37">la zone concernée</text:span><text:span text:style-name="T36"> de la prison sera privée </text:span><text:span text:style-name="T44">d’oxygène</text:span><text:span text:style-name="T36"> </text:span><text:span text:style-name="T37">Il ne restera alors a Fred que </text:span><text:span text:style-name="T56">30 secondes </text:span><text:span text:style-name="T37">pour évacuer les lieux vers la prochaine zone, le temps que </text:span><text:span text:style-name="T38">le</text:span><text:span text:style-name="T37"> processus de vidage </text:span><text:span text:style-name="T57">soit complét</text:span><text:span text:style-name="T58">é</text:span><text:span text:style-name="T43">.</text:span><text:span text:style-name="T36"> Le joueur n'est pas obligé de chercher une carte, mais </text:span><text:span text:style-name="T37">il sera alors plus long pour lui de trouver une issue vers la prochaine étape, et ses chances de survie </text:span><text:span text:style-name="T39">face au</text:span><text:span text:style-name="T37"> compte a rebours s'amenui</text:span><text:span text:style-name="T59">seront.</text:span></text:p>
      <text:p text:style-name="P13"><text:span text:style-name="T37"/></text:p>
      <text:p text:style-name="P14"><text:span text:style-name="T40">- La </text:span><text:span text:style-name="T43">deuxième</text:span><text:span text:style-name="T40"> étape consiste</text:span><text:span text:style-name="T51"> a</text:span><text:span text:style-name="T41"> </text:span><text:span text:style-name="T43">désactiver</text:span><text:span text:style-name="T41"> le champ de force, le bouclier </text:span><text:span text:style-name="T49">et le </text:span><text:span text:style-name="T50">système</text:span><text:span text:style-name="T49"> de défense externe</text:span><text:span text:style-name="T41"> de la station spatiale, sans quoi Fred ne pourra jamais décoller et s'évader. </text:span><text:span text:style-name="T42">Les salles de </text:span><text:span text:style-name="T43">contrôle</text:span><text:span text:style-name="T42"> sont </text:span><text:span text:style-name="T52">séparés les unes des autres par différents </text:span><text:span text:style-name="T53">systèmes</text:span><text:span text:style-name="T52"> de sécurités</text:span><text:span text:style-name="T42">. </text:span><text:span text:style-name="T54">Fred devra déjouer, contourner et se servir de son pouvoir de contrôle du temps pour atteindre les salles de </text:span><text:span text:style-name="T60">contrôle. </text:span><text:span text:style-name="T68">Certains objets seront invariables, c'est-a-dire que le retour dans le temps de Fred ne les affectera pas, ce qui sera </text:span><text:span text:style-name="T69">nécessaire</text:span><text:span text:style-name="T68"> pour réussir a passer certaines partie de la station.</text:span><text:span text:style-name="T54"> </text:span><text:span text:style-name="T55">Cette section de la station aura également </text:span><text:span text:style-name="T56">un compte a rebours </text:span><text:span text:style-name="T61">au niveau de </text:span><text:span text:style-name="T70">l’oxygène</text:span><text:span text:style-name="T61">, qui sera enclenché soit par un drone, soit lorsque le premier </text:span><text:span text:style-name="T62">système</text:span><text:span text:style-name="T61"> sera désactivé. </text:span><text:span text:style-name="T63">Encore une fois, une fois le compte a rebours terminé, Fred aura 30 secondes avant de manqué totalement d'air.</text:span></text:p>
      <text:p text:style-name="P14"><text:span text:style-name="T63"/></text:p>
      <text:p text:style-name="P15"><text:soft-page-break/><text:span text:style-name="T64">- La </text:span><text:span text:style-name="T65">troisième</text:span><text:span text:style-name="T64"> et </text:span><text:span text:style-name="T65">dernière</text:span><text:span text:style-name="T64"> étape consiste a trouver le hangar et </text:span><text:span text:style-name="T65">réussir</text:span><text:span text:style-name="T64"> a </text:span><text:span text:style-name="T65">décoller. </text:span><text:span text:style-name="T66">Un boss sera présent dans le hanga</text:span><text:span text:style-name="T67">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14:45:29</meta:creation-date>
    <dc:date>2013-03-17T20:57:54</dc:date>
    <meta:editing-duration>PT3H10M44S</meta:editing-duration>
    <meta:editing-cycles>125</meta:editing-cycles>
    <meta:generator>LibreOffice/3.6$Linux_X86_64 LibreOffice_project/360m1$Build-2</meta:generator>
    <dc:creator>Pouet </dc:creator>
    <meta:document-statistic meta:table-count="0" meta:image-count="0" meta:object-count="0" meta:page-count="5" meta:paragraph-count="25" meta:word-count="582" meta:character-count="3914" meta:non-whitespace-character-count="3348"/>
  </office:meta>
</office:document-meta>
</file>